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1.8854in"/>
    </style:style>
    <style:style style:name="co10" style:family="table-column">
      <style:table-column-properties fo:break-before="auto" style:column-width="1.520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052in"/>
    </style:style>
    <style:style style:name="co13" style:family="table-column">
      <style:table-column-properties fo:break-before="auto" style:column-width="1.75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/>
    <style:style style:name="ce4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4" table:number-columns-repeated="1016" table:default-cell-style-name="ce7"/>
        <table:table-column table:style-name="co8" table:default-cell-style-name="ce7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Féli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" calcext:value-type="float">
            <text:p>-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8.5" calcext:value-type="float">
            <text:p>-2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7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4" table:number-columns-repeated="1016" table:default-cell-style-name="ce7"/>
        <table:table-column table:style-name="co8" table:default-cell-style-name="ce7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 style:data-style-name="N2" text:time-value="14:08:46.793324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8-24T14:09:40.259736635</dc:date>
    <meta:editing-cycles>86</meta:editing-cycles>
    <meta:editing-duration>PT5H13M9S</meta:editing-duration>
    <meta:document-statistic meta:table-count="2" meta:cell-count="14448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